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Databáze vsechno-atdcz_znamky</text:h>
      <text:h text:outline-level="2" text:style-name="Heading_2" text:is-list-header="true">Struktura tabulky acc</text:h>
      <table:table table:name="acc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acc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ick</text:p>
          </table:table-cell>
          <table:table-cell office:value-type="string">
            <text:p>varchar(8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3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Salt</text:p>
          </table:table-cell>
          <table:table-cell office:value-type="string">
            <text:p>varchar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600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lastLogin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ignup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apiUsers</text:h>
      <table:table table:name="apiUsers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user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</text:p>
          </table:table-cell>
          <table:table-cell office:value-type="string">
            <text:p>varchar(12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piKey</text:p>
          </table:table-cell>
          <table:table-cell office:value-type="string">
            <text:p>varchar(12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bakaPredmety</text:h>
      <table:table table:name="bakaPredmety_data">
        <table:table-column table:number-columns-repeated="6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Odkazuje na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predmetID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zev</text:p>
          </table:table-cell>
          <table:table-cell office:value-type="string">
            <text:p>varchar(1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citel</text:p>
          </table:table-cell>
          <table:table-cell office:value-type="string">
            <text:p>varchar(1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umer</text:p>
          </table:table-cell>
          <table:table-cell office:value-type="string">
            <text:p>varchar(5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akaPrumer</text:p>
          </table:table-cell>
          <table:table-cell office:value-type="string">
            <text:p>decimal(4,2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ctvrtleti</text:p>
          </table:table-cell>
          <table:table-cell office:value-type="string">
            <text:p>varchar(5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pololeti</text:p>
          </table:table-cell>
          <table:table-cell office:value-type="string">
            <text:p>varchar(5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bakaUcetID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>bakaUcty (bakaUcetID)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bakaUcty</text:h>
      <table:table table:name="bakaUcty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bakaUcetID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rl</text:p>
          </table:table-cell>
          <table:table-cell office:value-type="string">
            <text:p>varchar(15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ihlJmeno</text:p>
          </table:table-cell>
          <table:table-cell office:value-type="string">
            <text:p>varchar(1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eslo</text:p>
          </table:table-cell>
          <table:table-cell office:value-type="string">
            <text:p>varchar(1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kola</text:p>
          </table:table-cell>
          <table:table-cell office:value-type="string">
            <text:p>varchar(2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meno</text:p>
          </table:table-cell>
          <table:table-cell office:value-type="string">
            <text:p>varchar(1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obrazeni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nove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posledniKontrola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yba</text:p>
          </table:table-cell>
          <table:table-cell office:value-type="string">
            <text:p>int(4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ucetID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c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bakaVychOpatreni</text:h>
      <table:table table:name="bakaVychOpatreni_data">
        <table:table-column table:number-columns-repeated="6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Odkazuje na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opatreni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radi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ruh</text:p>
          </table:table-cell>
          <table:table-cell office:value-type="string">
            <text:p>varchar(1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um</text:p>
          </table:table-cell>
          <table:table-cell office:value-type="string">
            <text:p>int(11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text</text:p>
          </table:table-cell>
          <table:table-cell office:value-type="string">
            <text:p>varchar(20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akaUcet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>bakaUcty (bakaUcetID)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bakaZnamky</text:h>
      <table:table table:name="bakaZnamky_data">
        <table:table-column table:number-columns-repeated="6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Odkazuje na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znamkaID</text:p>
          </table:table-cell>
          <table:table-cell office:value-type="string">
            <text:p>int(16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radi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znamka</text:p>
          </table:table-cell>
          <table:table-cell office:value-type="string">
            <text:p>varchar(5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aha</text:p>
          </table:table-cell>
          <table:table-cell office:value-type="string">
            <text:p>int(10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datum</text:p>
          </table:table-cell>
          <table:table-cell office:value-type="string">
            <text:p>int(10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popis</text:p>
          </table:table-cell>
          <table:table-cell office:value-type="string">
            <text:p>varchar(150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nove</text:p>
          </table:table-cell>
          <table:table-cell office:value-type="string">
            <text:p>int(1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predmetID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>bakaPredmety (predmetID)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bany</text:h>
      <table:table table:name="bany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ucetID</text:p>
          </table:table-cell>
          <table:table-cell office:value-type="string">
            <text:p>int(10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ip</text:p>
          </table:table-cell>
          <table:table-cell office:value-type="string">
            <text:p>varchar(30)</text:p>
          </table:table-cell>
          <table:table-cell office:value-type="string">
            <text:p>Ano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pocet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chat</text:h>
      <table:table table:name="chat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article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xt</text:p>
          </table:table-cell>
          <table:table-cell office:value-type="string">
            <text:p>varchar(4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cet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emailVerify</text:h>
      <table:table table:name="emailVerify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acc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3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sh</text:p>
          </table:table-cell>
          <table:table-cell office:value-type="string">
            <text:p>varchar(2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me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meta</text:h>
      <table:table table:name="meta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al</text:p>
          </table:table-cell>
          <table:table-cell office:value-type="string">
            <text:p>varchar(15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permLogin</text:h>
      <table:table table:name="permLogin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acc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oken</text:p>
          </table:table-cell>
          <table:table-cell office:value-type="string">
            <text:p>varchar(37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pires</text:p>
          </table:table-cell>
          <table:table-cell office:value-type="string">
            <text:p>int(11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Struktura tabulky skoly</text:h>
      <table:table table:name="skoly_data">
        <table:table-column table:number-columns-repeated="5"/>
        <table:table-row>
          <table:table-cell office:value-type="string">
            <text:p>Pole</text:p>
          </table:table-cell>
          <table:table-cell office:value-type="string">
            <text:p>Typ</text:p>
          </table:table-cell>
          <table:table-cell office:value-type="string">
            <text:p>Nulový</text:p>
          </table:table-cell>
          <table:table-cell office:value-type="string">
            <text:p>Výchozí</text:p>
          </table:table-cell>
          <table:table-cell office:value-type="string">
            <text:p>MIME typ</text:p>
          </table:table-cell>
        </table:table-row>
        <table:table-row>
          <table:table-cell office:value-type="string">
            <text:p>skolaID</text:p>
          </table:table-cell>
          <table:table-cell office:value-type="string">
            <text:p>int(1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zev</text:p>
          </table:table-cell>
          <table:table-cell office:value-type="string">
            <text:p>varchar(1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resa</text:p>
          </table:table-cell>
          <table:table-cell office:value-type="string">
            <text:p>varchar(200)</text:p>
          </table:table-cell>
          <table:table-cell office:value-type="string">
            <text:p>Ne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5.8.2</meta:generator>
    <meta:initial-creator>phpMyAdmin 3.5.8.2</meta:initial-creator>
    <meta:creation-date>2015-01-27T20:44:32</meta:creation-date>
  </office:meta>
</office:document-meta>
</file>